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4.6673in"/>
    </style:style>
    <style:style style:name="co3" style:family="table-column">
      <style:table-column-properties fo:break-before="auto" style:column-width="3.08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1 distanceAlgorithm STATISTICS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7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5.1020408163265">
            <text:p>55.10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n,o,9,t,v,x,y,7,aa,ab,ac,ad,ae,3,ag,ah,aj,ao,ap,12,1,5,</text:p>
          </table:table-cell>
          <table:table-cell office:value-type="string">
            <text:p>a,k,n,v,7,ao,ap,</text:p>
          </table:table-cell>
          <table:table-cell office:value-type="string">
            <text:p>a,k,n,v,7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7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14.2857142857143">
            <text:p>14.29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c,h,j,o,9,t,v,x,7,aa,ab,ac,ad,3,ag,ah,ai,aj,am,ap,8,1,4,6,</text:p>
          </table:table-cell>
          <table:table-cell office:value-type="string">
            <text:p>j,o,v,7,ac,ai,ap,</text:p>
          </table:table-cell>
          <table:table-cell office:value-type="string">
            <text:p>j,o,v,7,ac,ai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j,n,o,9,t,v,x,7,aa,ab,ac,11,ad,ae,3,ag,ah,ai,aj,am,ao,ap,8,4,5,</text:p>
          </table:table-cell>
          <table:table-cell office:value-type="string">
            <text:p>a,n,o,9,v,7,11,ae,ao,ap,4,5,</text:p>
          </table:table-cell>
          <table:table-cell office:value-type="string">
            <text:p>a,n,o,9,v,7,11,ae,ao,ap,4,5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j,n,9,t,v,x,y,aa,ab,ac,11,ad,ae,3,ag,ah,ai,aj,ao,ap,8,12,1,6,5,</text:p>
          </table:table-cell>
          <table:table-cell office:value-type="string">
            <text:p>a,j,n,9,v,aj,ao,ap,8,6,</text:p>
          </table:table-cell>
          <table:table-cell office:value-type="string">
            <text:p>a,j,n,9,v,aj,ao,ap,8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j,n,9,t,v,x,7,aa,ab,ad,ae,3,ag,ah,ai,aj,am,ap,1,5,</text:p>
          </table:table-cell>
          <table:table-cell office:value-type="string">
            <text:p>a,j,n,v,7,ae,am,ap,</text:p>
          </table:table-cell>
          <table:table-cell office:value-type="string">
            <text:p>a,j,n,v,7,ae,am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9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18.3673469387755">
            <text:p>18.37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n,o,9,t,v,x,7,aa,ab,ac,11,ad,3,ag,ah,aj,ao,ap,1,</text:p>
          </table:table-cell>
          <table:table-cell office:value-type="string">
            <text:p>a,n,o,v,7,ac,11,ao,ap,</text:p>
          </table:table-cell>
          <table:table-cell office:value-type="string">
            <text:p>a,n,o,v,7,ac,11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n,o,9,t,v,x,7,aa,ab,ac,11,ad,ae,3,ag,ah,aj,ao,ap,8,1,5,</text:p>
          </table:table-cell>
          <table:table-cell office:value-type="string">
            <text:p>a,n,v,x,7,ac,11,ao,ap,8,</text:p>
          </table:table-cell>
          <table:table-cell office:value-type="string">
            <text:p>a,n,v,x,7,ac,11,ao,ap,8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9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9.1836734693878">
            <text:p>59.18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j,n,9,t,v,x,y,aa,ab,ac,11,ad,ae,3,ag,ah,ai,aj,ao,ap,8,12,1,6,5,</text:p>
          </table:table-cell>
          <table:table-cell office:value-type="string">
            <text:p>a,j,n,9,v,aj,ao,ap,8,6,</text:p>
          </table:table-cell>
          <table:table-cell office:value-type="string">
            <text:p>a,j,n,9,v,aj,ao,ap,8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6/49</text:p>
          </table:table-cell>
          <table:table-cell table:number-columns-repeated="2" office:value-type="string">
            <text:p>10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53.0612244897959">
            <text:p>53.06</text:p>
          </table:table-cell>
          <table:table-cell table:number-columns-repeated="2" office:value-type="float" office:value="20.4081632653061">
            <text:p>20.41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j,k,n,t,v,x,y,7,aa,ab,11,ad,ae,3,ag,ah,ai,aj,ao,ap,1,4,6,</text:p>
          </table:table-cell>
          <table:table-cell office:value-type="string">
            <text:p>a,j,k,n,v,7,ai,ao,ap,6,</text:p>
          </table:table-cell>
          <table:table-cell office:value-type="string">
            <text:p>a,j,k,n,v,7,ai,ao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24/49</text:p>
          </table:table-cell>
          <table:table-cell table:number-columns-repeated="2" office:value-type="string">
            <text:p>8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48.9795918367347">
            <text:p>48.98</text:p>
          </table:table-cell>
          <table:table-cell table:number-columns-repeated="2" office:value-type="float" office:value="16.3265306122449">
            <text:p>16.33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h,n,t,v,x,7,aa,ab,11,ad,ae,3,ag,ah,ai,aj,am,ap,1,4,6,5,</text:p>
          </table:table-cell>
          <table:table-cell office:value-type="string">
            <text:p>a,n,v,7,ai,ap,6,5,</text:p>
          </table:table-cell>
          <table:table-cell office:value-type="string">
            <text:p>a,n,v,7,ai,ap,6,5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1 distanceAlgorithm STATISTICS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1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3.265306122449">
            <text:p>63.27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l,9,s,t,v,x,7,aa,ab,11,ad,3,ag,ah,ai,aj,ak,al,am,an,ao,8,12,2,4,5,</text:p>
          </table:table-cell>
          <table:table-cell office:value-type="string">
            <text:p>a,c,e,h,l,9,s,t,v,x,7,aa,11,ai,ak,al,am,an,ao,8,2,</text:p>
          </table:table-cell>
          <table:table-cell office:value-type="string">
            <text:p>a,c,e,h,l,9,s,t,v,x,7,aa,11,ai,ak,al,am,an,ao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1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3.265306122449">
            <text:p>63.27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l,9,s,t,v,x,7,aa,ab,11,ad,3,ag,ah,ai,aj,ak,al,am,an,ao,8,12,2,4,5,</text:p>
          </table:table-cell>
          <table:table-cell office:value-type="string">
            <text:p>a,c,e,h,l,9,s,t,v,x,7,aa,11,ai,ak,al,am,an,ao,8,2,</text:p>
          </table:table-cell>
          <table:table-cell office:value-type="string">
            <text:p>a,c,e,h,l,9,s,t,v,x,7,aa,11,ai,ak,al,am,an,ao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1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3.265306122449">
            <text:p>63.27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l,9,s,t,v,x,7,aa,ab,11,ad,3,ag,ah,ai,aj,ak,al,am,an,ao,8,12,2,4,5,</text:p>
          </table:table-cell>
          <table:table-cell office:value-type="string">
            <text:p>a,c,e,h,l,9,s,t,v,x,7,aa,11,ai,ak,al,am,an,ao,8,2,</text:p>
          </table:table-cell>
          <table:table-cell office:value-type="string">
            <text:p>a,c,e,h,l,9,s,t,v,x,7,aa,11,ai,ak,al,am,an,ao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1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3.265306122449">
            <text:p>63.27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l,9,s,t,v,x,7,aa,ab,11,ad,3,ag,ah,ai,aj,ak,al,am,an,ao,8,12,2,4,5,</text:p>
          </table:table-cell>
          <table:table-cell office:value-type="string">
            <text:p>a,c,e,h,l,9,s,t,v,x,7,aa,11,ai,ak,al,am,an,ao,8,2,</text:p>
          </table:table-cell>
          <table:table-cell office:value-type="string">
            <text:p>a,c,e,h,l,9,s,t,v,x,7,aa,11,ai,ak,al,am,an,ao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1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3.265306122449">
            <text:p>63.27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l,9,s,t,v,x,7,aa,ab,11,ad,3,ag,ah,ai,aj,ak,al,am,an,ao,8,12,2,4,5,</text:p>
          </table:table-cell>
          <table:table-cell office:value-type="string">
            <text:p>a,c,e,h,l,9,s,t,v,x,7,aa,11,ai,ak,al,am,an,ao,8,2,</text:p>
          </table:table-cell>
          <table:table-cell office:value-type="string">
            <text:p>a,c,e,h,l,9,s,t,v,x,7,aa,11,ai,ak,al,am,an,ao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1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3.265306122449">
            <text:p>63.27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l,9,s,t,v,x,7,aa,ab,11,ad,3,ag,ah,ai,aj,ak,al,am,an,ao,8,12,2,4,5,</text:p>
          </table:table-cell>
          <table:table-cell office:value-type="string">
            <text:p>a,c,e,h,l,9,s,t,v,x,7,aa,11,ai,ak,al,am,an,ao,8,2,</text:p>
          </table:table-cell>
          <table:table-cell office:value-type="string">
            <text:p>a,c,e,h,l,9,s,t,v,x,7,aa,11,ai,ak,al,am,an,ao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1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3.265306122449">
            <text:p>63.27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l,9,s,t,v,x,7,aa,ab,11,ad,3,ag,ah,ai,aj,ak,al,am,an,ao,8,12,2,4,5,</text:p>
          </table:table-cell>
          <table:table-cell office:value-type="string">
            <text:p>a,c,e,h,l,9,s,t,v,x,7,aa,11,ai,ak,al,am,an,ao,8,2,</text:p>
          </table:table-cell>
          <table:table-cell office:value-type="string">
            <text:p>a,c,e,h,l,9,s,t,v,x,7,aa,11,ai,ak,al,am,an,ao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1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3.265306122449">
            <text:p>63.27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l,9,s,t,v,x,7,aa,ab,11,ad,3,ag,ah,ai,aj,ak,al,am,an,ao,8,12,2,4,5,</text:p>
          </table:table-cell>
          <table:table-cell office:value-type="string">
            <text:p>a,c,e,h,l,9,s,t,v,x,7,aa,11,ai,ak,al,am,an,ao,8,2,</text:p>
          </table:table-cell>
          <table:table-cell office:value-type="string">
            <text:p>a,c,e,h,l,9,s,t,v,x,7,aa,11,ai,ak,al,am,an,ao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1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3.265306122449">
            <text:p>63.27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l,9,s,t,v,x,7,aa,ab,11,ad,3,ag,ah,ai,aj,ak,al,am,an,ao,8,12,2,4,5,</text:p>
          </table:table-cell>
          <table:table-cell office:value-type="string">
            <text:p>a,c,e,h,l,9,s,t,v,x,7,aa,11,ai,ak,al,am,an,ao,8,2,</text:p>
          </table:table-cell>
          <table:table-cell office:value-type="string">
            <text:p>a,c,e,h,l,9,s,t,v,x,7,aa,11,ai,ak,al,am,an,ao,8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31/49</text:p>
          </table:table-cell>
          <table:table-cell table:number-columns-repeated="2" office:value-type="string">
            <text:p>21/4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63.265306122449">
            <text:p>63.27</text:p>
          </table:table-cell>
          <table:table-cell table:number-columns-repeated="2" office:value-type="float" office:value="42.8571428571429">
            <text:p>42.86</text:p>
          </table:table-cell>
        </table:table-row>
        <table:table-row table:style-name="ro1">
          <table:table-cell office:value-type="string">
            <text:p>LISTA PUNKTÓW ODNIESIENIA</text:p>
          </table:table-cell>
          <table:table-cell office:value-type="string">
            <text:p>a,c,e,h,k,l,9,s,t,v,x,7,aa,ab,11,ad,3,ag,ah,ai,aj,ak,al,am,an,ao,8,12,2,4,5,</text:p>
          </table:table-cell>
          <table:table-cell office:value-type="string">
            <text:p>a,c,e,h,l,9,s,t,v,x,7,aa,11,ai,ak,al,am,an,ao,8,2,</text:p>
          </table:table-cell>
          <table:table-cell office:value-type="string">
            <text:p>a,c,e,h,l,9,s,t,v,x,7,aa,11,ai,ak,al,am,an,ao,8,2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1:30:13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